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loext:contextual-spacing="false" fo:text-align="end" style:justify-single-word="false"/>
      <style:text-properties fo:color="#000000" style:font-name="Times New Roman1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Table_20_Contents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1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2" style:family="paragraph" style:parent-style-name="Table_20_Contents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1" fo:font-size="14pt" fo:language="en" fo:country="US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3" style:family="paragraph" style:parent-style-name="Table_20_Contents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T1" style:family="text">
      <style:text-properties fo:color="#000000" style:font-name="Times New Roman1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3"><text:a xlink:type="simple" xlink:href="relatorio://for each=&quot;m in o.classes&quot;" text:style-name="Internet_20_link" text:visited-style-name="Visited_20_Internet_20_Link">for each="m in o.classes"</text:a></text:p>
      <text:p text:style-name="P12"><text:a xlink:type="simple" xlink:href="relatorio://m" text:style-name="Internet_20_link" text:visited-style-name="Visited_20_Internet_20_Link">m</text:a></text:p>
      <text:p text:style-name="P11"><text:a xlink:type="simple" xlink:href="relatorio://for each=&quot;c in m&quot;" text:style-name="Internet_20_link" text:visited-style-name="Visited_20_Internet_20_Link">for each="c in m"</text:a></text:p>
      <text:p text:style-name="P11"><text:a xlink:type="simple" xlink:href="relatorio://c.start" text:style-name="Internet_20_link" text:visited-style-name="Visited_20_Internet_20_Link">c.start</text:a></text:p>
      <text:p text:style-name="P13"><text:a xlink:type="simple" xlink:href="relatorio://c.length" text:style-name="Internet_20_link" text:visited-style-name="Visited_20_Internet_20_Link"><text:span text:style-name="T1">c.length</text:span></text:a></text:p>
      <text:p text:style-name="P11"><text:a xlink:type="simple" xlink:href="relatorio:///for" text:style-name="Internet_20_link" text:visited-style-name="Visited_20_Internet_20_Link">/for</text:a></text:p>
      <text:p text:style-name="P11"><text:a xlink:type="simple" xlink:href="relatori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Nicolas Evrard</meta:initial-creator>
    <meta:creation-date>2008-07-03T13:18:31</meta:creation-date>
    <dc:date>2018-12-25T20:22:55.89</dc:date>
    <meta:editing-cycles>42</meta:editing-cycles>
    <meta:editing-duration>PT11H8M46S</meta:editing-duration>
    <meta:document-statistic meta:table-count="0" meta:image-count="0" meta:object-count="0" meta:page-count="1" meta:paragraph-count="7" meta:word-count="13" meta:character-count="66"/>
    <meta:user-defined meta:name="Info 1"/>
    <meta:user-defined meta:name="Info 2"/>
    <meta:user-defined meta:name="Info 3"/>
    <meta:user-defined meta:name="Info 4"/>
  </office:meta>
</office:document-meta>
</file>